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officeooo:rsid="000cfd96" officeooo:paragraph-rsid="000cfd96" style:language-asian="zxx" style:country-asian="none" style:language-complex="zxx" style:country-complex="none"/>
    </style:style>
    <style:style style:name="P2" style:family="paragraph" style:parent-style-name="Standard">
      <style:text-properties fo:color="#000000" fo:language="zxx" fo:country="none" officeooo:paragraph-rsid="000cfd96" style:language-asian="zxx" style:country-asian="none" style:language-complex="zxx" style:country-complex="none"/>
    </style:style>
    <style:style style:name="P3" style:family="paragraph" style:parent-style-name="Standard">
      <style:text-properties fo:color="#000000" fo:language="zxx" fo:country="none" fo:font-weight="bold" officeooo:paragraph-rsid="000cfd9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officeooo:rsid="000ce029" officeooo:paragraph-rsid="000ce02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cfd96" style:language-asian="zxx" style:country-asian="none" style:language-complex="zxx" style:country-complex="none"/>
    </style:style>
    <style:style style:name="P6" style:family="paragraph" style:parent-style-name="Text_20_body" style:list-style-name="L2">
      <style:text-properties officeooo:rsid="000ce029" officeooo:paragraph-rsid="000ce029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0cfd96"/>
    </style:style>
    <style:style style:name="P9" style:family="paragraph" style:parent-style-name="Text_20_body">
      <style:text-properties fo:language="zxx" fo:country="none" officeooo:paragraph-rsid="000cfd96" style:language-asian="zxx" style:country-asian="none" style:language-complex="zxx" style:country-complex="none"/>
    </style:style>
    <style:style style:name="P10" style:family="paragraph" style:parent-style-name="Text_20_body">
      <style:text-properties fo:font-weight="bold" officeooo:rsid="000e5219" officeooo:paragraph-rsid="000e5219" style:font-weight-asian="bold" style:font-weight-complex="bold"/>
    </style:style>
    <style:style style:name="P11" style:family="paragraph" style:parent-style-name="Text_20_body">
      <style:paragraph-properties fo:line-height="100%"/>
      <style:text-properties fo:font-weight="bold" officeooo:paragraph-rsid="000cfd96" style:font-weight-asian="bold" style:font-weight-complex="bold"/>
    </style:style>
    <style:style style:name="P12" style:family="paragraph" style:parent-style-name="Text_20_body">
      <style:text-properties officeooo:paragraph-rsid="000e5219"/>
    </style:style>
    <style:style style:name="P13" style:family="paragraph" style:parent-style-name="Text_20_body">
      <style:paragraph-properties fo:line-height="100%"/>
      <style:text-properties officeooo:paragraph-rsid="000cfd96"/>
    </style:style>
    <style:style style:name="P14" style:family="paragraph" style:parent-style-name="Text_20_body">
      <style:text-properties officeooo:rsid="000e5219" officeooo:paragraph-rsid="000e5219"/>
    </style:style>
    <style:style style:name="P15" style:family="paragraph" style:parent-style-name="Text_20_body">
      <style:text-properties officeooo:rsid="000e5219" officeooo:paragraph-rsid="000f7bff"/>
    </style:style>
    <style:style style:name="P16" style:family="paragraph" style:parent-style-name="Text_20_body">
      <style:text-properties officeooo:paragraph-rsid="000f7bff"/>
    </style:style>
    <style:style style:name="P17" style:family="paragraph" style:parent-style-name="Text_20_body">
      <style:text-properties officeooo:rsid="00104a48" officeooo:paragraph-rsid="00104a48"/>
    </style:style>
    <style:style style:name="P18" style:family="paragraph" style:parent-style-name="Text_20_body">
      <style:text-properties officeooo:rsid="0010ae63" officeooo:paragraph-rsid="0010ae63"/>
    </style:style>
    <style:style style:name="P19" style:family="paragraph" style:parent-style-name="Text_20_body">
      <style:text-properties officeooo:paragraph-rsid="0010ae63"/>
    </style:style>
    <style:style style:name="P20" style:family="paragraph" style:parent-style-name="Text_20_body">
      <style:text-properties officeooo:rsid="001100ec" officeooo:paragraph-rsid="001100ec"/>
    </style:style>
    <style:style style:name="T1" style:family="text">
      <style:text-properties fo:color="#000000" style:font-name="Verdana" fo:font-size="9pt" fo:language="zxx" fo:country="none" style:language-asian="zxx" style:country-asian="none" style:language-complex="zxx" style:country-complex="none"/>
    </style:style>
    <style:style style:name="T2" style:family="text">
      <style:text-properties fo:color="#ce91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5219" style:font-weight-asian="normal" style:font-weight-complex="normal"/>
    </style:style>
    <style:style style:name="T6" style:family="text">
      <style:text-properties fo:font-weight="normal" officeooo:rsid="000f7bff" style:font-weight-asian="normal" style:font-weight-complex="normal"/>
    </style:style>
    <style:style style:name="T7" style:family="text">
      <style:text-properties officeooo:rsid="0010ae6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śpiącego fryzjera</text:p>
      <text:list xml:id="list2633785102" text:style-name="L2">
        <text:list-item>
          <text:p text:style-name="P6"><text:bookmark text:name="yui_3_17_2_1_1622826389144_35"/><text:span text:style-name="T1">bez wykorzystania zmiennych warunkowych (tylko mutexy/semafory) </text:span><text:span text:style-name="Strong_20_Emphasis"><text:span text:style-name="T1">[17 p]</text:span></text:span></text:p>
        </text:list-item>
        <text:list-item>
          <text:p text:style-name="P7"><text:span text:style-name="T1">wykorzystując zmienne warunkowe (condition variables) </text:span><text:span text:style-name="Strong_20_Emphasis"><text:span text:style-name="T1">[17 p]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>Opisać konkretne przeznaczenie i sposób wykorzystania każdego mechanizmu synchronizacji (semafora, mutexu, zmiennej warunkowej). Można to zrobić w formie komentarzy do kodu umieszczonych w miejscach, gdzie używany jest któryś z tych mechanizmów).</text:span></text:span></text:p>
      <text:p text:style-name="P17">Semafor</text:p>
      <text:p text:style-name="P19"><text:span text:style-name="T7">semafory pozwalają na kontrole stanem zasobów współdzielonych (wstrzymywanie działania I jego wznawianie) , Semafory pozwalają na unikniecie problemu z hazardem I zakleszczeniem.</text:span></text:p>
      <text:p text:style-name="P18"/>
      <text:p text:style-name="P17">mutex</text:p>
      <text:p text:style-name="P18">Stosowanie funkcji mutex pozwala na eliminację problemu z wyścigami, co oznacza na uniknięcie problemu z nadpisywaniem w jednym momencie tych samych zmiennych. Oznacza to, że wartość przechowywana przez zmienną jest w jednym momencie dostępna dla jednego wątka.</text:p>
      <text:p text:style-name="P18"/>
      <text:p text:style-name="P17">zmienna warunkowa</text:p>
      <text:p text:style-name="P20">pozwala na pobudzenie innego wątka w momencie kiedy wystąpiło zapotrzebowanie na jakieś zasoby lub kiedy zasoby wymagane do wykonania innego wątku zostały dostarczone.</text:p>
      <text:p text:style-name="P17"/>
      <text:p text:style-name="P10">Uruchomienie</text:p>
      <text:p text:style-name="P10"><text:span text:style-name="T4">1. kompilacja za pomocą:</text:span></text:p>
      <text:p text:style-name="P10"><text:span text:style-name="T4">make</text:span></text:p>
      <text:p text:style-name="P10"><text:span text:style-name="T4">2. wywołanie funkcji</text:span></text:p>
      <text:p text:style-name="P12"><text:span text:style-name="T5">./function [-d] [-q INT] [-s INT1 ][-c INT ][-t INT] </text:span></text:p>
      <text:p text:style-name="P14"><text:span text:style-name="T4">Opis parametrów:</text:span></text:p>
      <text:p text:style-name="P14"><text:span text:style-name="T4">-d – tryb debugowania</text:span></text:p>
      <text:p text:style-name="P14"><text:span text:style-name="T4">-q liczba osób w kolejce, kolejka nie mniejsza niż 2</text:span></text:p>
      <text:p text:style-name="P14"><text:span text:style-name="T4">-s maksymalny czas strzyżenia nie może być mniejszy lub równy <text:s/>1000000,</text:span></text:p>
      <text:p text:style-name="P14"><text:span text:style-name="T4">wzór: </text:span><text:span text:style-name="T6">NXXXXXX – gdzie N – to sekundy, a X oznacza wartość mniejszą od sekundy</text:span></text:p>
      <text:p text:style-name="P16"><text:span text:style-name="T5">-</text:span><text:span text:style-name="T6">c</text:span><text:span text:style-name="T5"> </text:span><text:span text:style-name="T6">liczba wszystkich klientów </text:span></text:p>
      <text:p text:style-name="P16"><text:span text:style-name="T5">-</text:span><text:span text:style-name="T6">t</text:span><text:span text:style-name="T5"> maksymalny czas strzyżenia nie może być mniejszy lub równy <text:s/></text:span><text:span text:style-name="T6">9</text:span><text:span text:style-name="T5">00000,</text:span></text:p>
      <text:p text:style-name="P15"><text:span text:style-name="T6">wzór: NXXXXXX – gdzie N – to sekundy, a X oznacza wartość mniejszą od sekundy</text:span></text:p>
      <text:h text:style-name="P1" text:outline-level="1"><text:soft-page-break/>Semafory I mutexy</text:h>
      <text:p text:style-name="P9"/>
      <text:p text:style-name="P2"/>
      <text:p text:style-name="P3">//mutex poczekalni</text:p>
      <text:p text:style-name="P3">pthread_mutex_t waitingRoom;</text:p>
      <text:p text:style-name="P3">//mutex zajętego miejsca u fryzjera</text:p>
      <text:p text:style-name="P3">pthread_mutex_t barberSeat;</text:p>
      <text:p text:style-name="P3">//semfar wskazujący czy fryzjer jest zajety</text:p>
      <text:p text:style-name="P3">sem_t barberBusySemaphore;</text:p>
      <text:p text:style-name="P3">//licznik klientów w poczekalni</text:p>
      <text:p text:style-name="P3">sem_t waitingClientSemaphore;</text:p>
      <text:p text:style-name="P2"/>
      <text:p text:style-name="P2"/>
      <text:p text:style-name="P2">//usowuanie klienta z kolejki Clients</text:p>
      <text:p text:style-name="P2">QueueElem *removeClient(QueueElem *client)</text:p>
      <text:p text:style-name="P2">{</text:p>
      <text:p text:style-name="P2"><text:s text:c="4"/>char *str = (char *)malloc(sizeof(char) * 100);</text:p>
      <text:p text:style-name="P2"><text:s text:c="4"/>QueueElem *curr = Clients;</text:p>
      <text:p text:style-name="P2"><text:s text:c="4"/><text:span text:style-name="T3">pthread_mutex_lock(&amp;waitingRoom);</text:span></text:p>
      <text:p text:style-name="P2"/>
      <text:p text:style-name="P2"><text:s text:c="4"/>if (curr-&gt;id == client-&gt;id)</text:p>
      <text:p text:style-name="P2"><text:s text:c="4"/>{</text:p>
      <text:p text:style-name="P2"><text:s text:c="8"/>if (curr-&gt;next != NULL)</text:p>
      <text:p text:style-name="P2"><text:s text:c="8"/>{</text:p>
      <text:p text:style-name="P2"><text:s text:c="12"/>Clients = curr-&gt;next;</text:p>
      <text:p text:style-name="P2"><text:s text:c="8"/>}</text:p>
      <text:p text:style-name="P2"><text:s text:c="8"/>else</text:p>
      <text:p text:style-name="P2"><text:s text:c="8"/>{</text:p>
      <text:p text:style-name="P2"><text:s text:c="12"/>ClientsTop = NULL;</text:p>
      <text:p text:style-name="P2"><text:s text:c="12"/>Clients = NULL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while (curr-&gt;next-&gt;id != client-&gt;id)</text:p>
      <text:p text:style-name="P2"><text:s text:c="8"/>{</text:p>
      <text:p text:style-name="P2"><text:s text:c="12"/>curr = curr-&gt;next;</text:p>
      <text:p text:style-name="P2"><text:s text:c="8"/>}</text:p>
      <text:p text:style-name="P2"><text:s text:c="8"/>curr-&gt;next = NULL;</text:p>
      <text:p text:style-name="P2"><text:s text:c="4"/>}</text:p>
      <text:p text:style-name="P2"><text:s text:c="4"/>CLIENTCOUNT--;</text:p>
      <text:p text:style-name="P2"><text:s text:c="4"/>currentClientID = client-&gt;id;</text:p>
      <text:p text:style-name="P2"><text:s text:c="4"/>sprintf(str, "\nRes:%d WRoom: %d/%d [in: %d]", RESIGNEDCOUNT, CLIENTCOUNT, clientQueue, currentClientID);</text:p>
      <text:p text:style-name="P2"><text:s text:c="4"/>write(1, str, strlen(str));</text:p>
      <text:p text:style-name="P2"><text:s text:c="4"/>if (isDebug)</text:p>
      <text:p text:style-name="P2"><text:s text:c="8"/>printDebug();</text:p>
      <text:p text:style-name="P2"><text:s/><text:span text:style-name="T3"><text:s text:c="3"/>pthread_mutex_unlock(&amp;waitingRoom);</text:span></text:p>
      <text:p text:style-name="P2"><text:span text:style-name="T3"><text:s/></text:span><text:s text:c="3"/>free(str);</text:p>
      <text:p text:style-name="P2"><text:s text:c="4"/>return client;</text:p>
      <text:p text:style-name="P2">}</text:p>
      <text:p text:style-name="P2"><text:soft-page-break/></text:p>
      <text:p text:style-name="P2">//funckja barbera, oczekiwanie na klienta, strzyżenie,</text:p>
      <text:p text:style-name="P2">void *barberFunc()</text:p>
      <text:p text:style-name="P2">{</text:p>
      <text:p text:style-name="P2"><text:s text:c="4"/>int i;</text:p>
      <text:p text:style-name="P2"><text:s text:c="4"/>char *str = (char *)malloc(sizeof(char) * 100);</text:p>
      <text:p text:style-name="P2"><text:s text:c="4"/>long long times;</text:p>
      <text:p text:style-name="P2"><text:s text:c="4"/>while (!allClients || Clients != NULL)</text:p>
      <text:p text:style-name="P2"><text:s text:c="4"/>{</text:p>
      <text:p text:style-name="P2"><text:s/><text:span text:style-name="T3"><text:s text:c="7"/>sem_wait(&amp;waitingClientSemaphore);</text:span></text:p>
      <text:p text:style-name="P3"><text:s text:c="8"/>sem_getvalue(&amp;waitingClientSemaphore, &amp;i);</text:p>
      <text:p text:style-name="P2"><text:span text:style-name="T3"><text:s/></text:span><text:s text:c="7"/>QueueElem *currentClient = removeClient(Clients);</text:p>
      <text:p text:style-name="P2"><text:s text:c="8"/>times = 900000 + (rand() % (maxShearTime - 900000 + 1));</text:p>
      <text:p text:style-name="P2"><text:s text:c="8"/>usleep(times);</text:p>
      <text:p text:style-name="P2"><text:s text:c="8"/>free(currentClient);</text:p>
      <text:p text:style-name="P2"><text:s text:c="8"/>currentClientID = -1;</text:p>
      <text:p text:style-name="P2"><text:s text:c="4"/>}</text:p>
      <text:p text:style-name="P2"><text:s text:c="4"/>free(str);</text:p>
      <text:p text:style-name="P2"><text:s text:c="4"/>pthread_exit(NULL);</text:p>
      <text:p text:style-name="P2">}</text:p>
      <text:p text:style-name="P2"/>
      <text:p text:style-name="P2">//funckja klienta, obudzenie barbera (oczekiwanie na swoją kolej),</text:p>
      <text:p text:style-name="P2">void *clientFunc(void *arg)</text:p>
      <text:p text:style-name="P2">{</text:p>
      <text:p text:style-name="P2"><text:s text:c="4"/>QueueElem *curr = (QueueElem *)arg;</text:p>
      <text:p text:style-name="P2"/>
      <text:p text:style-name="P2"><text:s/><text:span text:style-name="T3"><text:s text:c="3"/>pthread_mutex_lock(&amp;waitingRoom);</text:span></text:p>
      <text:p text:style-name="P3"/>
      <text:p text:style-name="P2"><text:s text:c="4"/>char *str = (char *)malloc(sizeof(char) * 100);</text:p>
      <text:p text:style-name="P2"><text:s/><text:span text:style-name="T3"><text:s text:c="3"/>sem_post(&amp;waitingClientSemaphore);</text:span></text:p>
      <text:p text:style-name="P2"><text:span text:style-name="T3"><text:s/></text:span><text:s text:c="3"/>if (currentClientID != -1)</text:p>
      <text:p text:style-name="P2"><text:s text:c="4"/>{</text:p>
      <text:p text:style-name="P2"><text:s text:c="8"/>sprintf(str, "\nRes:%d WRoom: %d/%d [in: %d]", RESIGNEDCOUNT, CLIENTCOUNT, clientQueue, currentClientID);</text:p>
      <text:p text:style-name="P2"><text:s text:c="8"/>write(1, str, strlen(str));</text:p>
      <text:p text:style-name="P2"><text:s text:c="8"/>if (isDebug == 1)</text:p>
      <text:p text:style-name="P2"><text:s text:c="8"/>{</text:p>
      <text:p text:style-name="P2"><text:s text:c="12"/>printDebug();</text:p>
      <text:p text:style-name="P2"><text:s text:c="8"/>}</text:p>
      <text:p text:style-name="P2"><text:s text:c="4"/>}</text:p>
      <text:p text:style-name="P2"><text:s/><text:span text:style-name="T3"><text:s text:c="3"/>pthread_mutex_unlock(&amp;waitingRoom);</text:span></text:p>
      <text:p text:style-name="P2"><text:span text:style-name="T3"><text:s/></text:span><text:s text:c="3"/>free(str);</text:p>
      <text:p text:style-name="P2"><text:s text:c="4"/>pthread_exit(NULL);</text:p>
      <text:p text:style-name="P2">}</text:p>
      <text:p text:style-name="P2"/>
      <text:p text:style-name="P2">//dodanie klienta lub jego rezygnacja</text:p>
      <text:p text:style-name="P2">void addClient(int id)</text:p>
      <text:p text:style-name="P2">{</text:p>
      <text:p text:style-name="P2"><text:s text:c="4"/>char *str = (char *)malloc(sizeof(char) * 100);</text:p>
      <text:p text:style-name="P2"><text:s text:c="4"/>QueueElem *newClient = (QueueElem *)malloc(sizeof(QueueElem));</text:p>
      <text:p text:style-name="P2"><text:s text:c="4"/>newClient-&gt;id = id;</text:p>
      <text:p text:style-name="P2"><text:s text:c="4"/>newClient-&gt;next = NULL;</text:p>
      <text:p text:style-name="P2"><text:soft-page-break/><text:s/><text:span text:style-name="T3"><text:s text:c="3"/>pthread_mutex_lock(&amp;waitingRoom);</text:span></text:p>
      <text:p text:style-name="P2"><text:span text:style-name="T3"><text:s/></text:span><text:s text:c="3"/>if (CLIENTCOUNT &gt;= 10)</text:p>
      <text:p text:style-name="P2"><text:s text:c="4"/>{</text:p>
      <text:p text:style-name="P2"><text:s text:c="8"/>if (Resigned == NULL)</text:p>
      <text:p text:style-name="P2"><text:s text:c="12"/>Resigned = newClient;</text:p>
      <text:p text:style-name="P2"><text:s text:c="8"/>else</text:p>
      <text:p text:style-name="P2"><text:s text:c="8"/>{</text:p>
      <text:p text:style-name="P2"><text:s text:c="12"/>ResignedTop-&gt;next = newClient;</text:p>
      <text:p text:style-name="P2"><text:s text:c="8"/>}</text:p>
      <text:p text:style-name="P2"><text:s text:c="8"/>ResignedTop = newClient;</text:p>
      <text:p text:style-name="P2"><text:s text:c="8"/>RESIGNEDCOUNT++;</text:p>
      <text:p text:style-name="P2"><text:s text:c="8"/>sprintf(str, "\nRes:%d WRoom: %d/%d [in: %d]", RESIGNEDCOUNT, CLIENTCOUNT, clientQueue, currentClientID);</text:p>
      <text:p text:style-name="P2"><text:s text:c="8"/>write(1, str, strlen(str));</text:p>
      <text:p text:style-name="P2"><text:s text:c="8"/>if (isDebug == 1)</text:p>
      <text:p text:style-name="P2"><text:s text:c="8"/>{</text:p>
      <text:p text:style-name="P2"><text:s text:c="12"/>printDebug()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CLIENTCOUNT++;</text:p>
      <text:p text:style-name="P2"><text:s text:c="8"/>if (ClientsTop == NULL)</text:p>
      <text:p text:style-name="P2"><text:s text:c="8"/>{</text:p>
      <text:p text:style-name="P2"><text:s text:c="12"/>Clients = newClient;</text:p>
      <text:p text:style-name="P2"><text:s text:c="8"/>}</text:p>
      <text:p text:style-name="P2"><text:s text:c="8"/>else</text:p>
      <text:p text:style-name="P2"><text:s text:c="8"/>{</text:p>
      <text:p text:style-name="P2"><text:s text:c="12"/>ClientsTop-&gt;next = newClient;</text:p>
      <text:p text:style-name="P2"><text:s text:c="8"/>}</text:p>
      <text:p text:style-name="P2"><text:s text:c="8"/>ClientsTop = newClient;</text:p>
      <text:p text:style-name="P2"><text:s text:c="8"/>if (pthread_create(&amp;(newClient-&gt;thread), NULL, &amp;clientFunc, (void *)newClient) != 0)</text:p>
      <text:p text:style-name="P2"><text:s text:c="8"/>{</text:p>
      <text:p text:style-name="P2"><text:s text:c="12"/>write(1, "create Thread client error\n", 31);</text:p>
      <text:p text:style-name="P2"><text:s text:c="8"/>}</text:p>
      <text:p text:style-name="P2"><text:s text:c="4"/>}</text:p>
      <text:p text:style-name="P2"><text:s/><text:span text:style-name="T3"><text:s text:c="3"/>pthread_mutex_unlock(&amp;waitingRoom);</text:span></text:p>
      <text:p text:style-name="P2"><text:span text:style-name="T3"><text:s/></text:span><text:s text:c="3"/>free(str);</text:p>
      <text:p text:style-name="P2">}</text:p>
      <text:p text:style-name="P2"/>
      <text:p text:style-name="P2"/>
      <text:p text:style-name="P5"><text:span text:style-name="T2"/></text:p>
      <text:h text:style-name="P1" text:outline-level="1">Condition variables</text:h>
      <text:p text:style-name="P8"/>
      <text:p text:style-name="P11">//mutex blokujący modyfikacje kolejki dla jednej osoby</text:p>
      <text:p text:style-name="P11">pthread_mutex_t QueueMutex = PTHREAD_MUTEX_INITIALIZER;</text:p>
      <text:p text:style-name="P11">//mutex blokujący funckje klienta</text:p>
      <text:p text:style-name="P11">pthread_mutex_t ClientMutex = PTHREAD_MUTEX_INITIALIZER;</text:p>
      <text:p text:style-name="P11"><text:soft-page-break/>//mutex blokujący barbera</text:p>
      <text:p text:style-name="P11">pthread_mutex_t BarberMutex = PTHREAD_MUTEX_INITIALIZER;</text:p>
      <text:p text:style-name="P11">//zmienna warunkowa</text:p>
      <text:p text:style-name="P11">pthread_cond_t BarberCond = PTHREAD_COND_INITIALIZER;</text:p>
      <text:p text:style-name="P13"/>
      <text:p text:style-name="P13"/>
      <text:p text:style-name="P13">//usowuanie klienta z kolejki Clients</text:p>
      <text:p text:style-name="P13">QueueElem *removeClient(QueueElem *client)</text:p>
      <text:p text:style-name="P13">{</text:p>
      <text:p text:style-name="P13"><text:s text:c="4"/><text:span text:style-name="T3">pthread_mutex_lock(&amp;QueueMutex);</text:span></text:p>
      <text:p text:style-name="P13"><text:span text:style-name="T3"><text:s text:c="4"/></text:span>char *str = (char *)malloc(sizeof(char) * 100);</text:p>
      <text:p text:style-name="P13"><text:s text:c="4"/>QueueElem *curr = Clients;</text:p>
      <text:p text:style-name="P13"/>
      <text:p text:style-name="P13"><text:s text:c="4"/>if (curr-&gt;id == client-&gt;id)</text:p>
      <text:p text:style-name="P13"><text:s text:c="4"/>{</text:p>
      <text:p text:style-name="P13"><text:s text:c="8"/>if (curr-&gt;next != NULL)</text:p>
      <text:p text:style-name="P13"><text:s text:c="8"/>{</text:p>
      <text:p text:style-name="P13"><text:s text:c="12"/>Clients = curr-&gt;next;</text:p>
      <text:p text:style-name="P13"><text:s text:c="8"/>}</text:p>
      <text:p text:style-name="P13"><text:s text:c="8"/>else</text:p>
      <text:p text:style-name="P13"><text:s text:c="8"/>{</text:p>
      <text:p text:style-name="P13"><text:s text:c="12"/>ClientsTop = NULL;</text:p>
      <text:p text:style-name="P13"><text:s text:c="12"/>Clients = NULL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while (curr-&gt;next-&gt;id != client-&gt;id)</text:p>
      <text:p text:style-name="P13"><text:s text:c="8"/>{</text:p>
      <text:p text:style-name="P13"><text:s text:c="12"/>curr = curr-&gt;next;</text:p>
      <text:p text:style-name="P13"><text:s text:c="8"/>}</text:p>
      <text:p text:style-name="P13"><text:s text:c="8"/>curr-&gt;next = NULL;</text:p>
      <text:p text:style-name="P13"><text:s text:c="4"/>}</text:p>
      <text:p text:style-name="P13"><text:s text:c="4"/>CLIENTCOUNT--;</text:p>
      <text:p text:style-name="P13"><text:s text:c="4"/>currentClientID = client-&gt;id;</text:p>
      <text:p text:style-name="P13"><text:soft-page-break/><text:s text:c="4"/>sprintf(str, "\nRes:%d WRoom: %d/%d [in: %d]", RESIGNEDCOUNT, CLIENTCOUNT, clientQueue, currentClientID);</text:p>
      <text:p text:style-name="P13"><text:s text:c="4"/>write(1, str, strlen(str));</text:p>
      <text:p text:style-name="P13"><text:s text:c="4"/>if (isDebug)</text:p>
      <text:p text:style-name="P13"><text:s text:c="8"/>printDebug();</text:p>
      <text:p text:style-name="P13"><text:s text:c="4"/>free(str);</text:p>
      <text:p text:style-name="P13"><text:s text:c="4"/><text:span text:style-name="T3">pthread_mutex_unlock(&amp;QueueMutex);</text:span></text:p>
      <text:p text:style-name="P13"><text:span text:style-name="T3"><text:s text:c="4"/></text:span>return client;</text:p>
      <text:p text:style-name="P13">}</text:p>
      <text:p text:style-name="P13"/>
      <text:p text:style-name="P13">//funckja barbera, oczekiwanie na klienta, strzyżenie,</text:p>
      <text:p text:style-name="P13">void *barberFunc()</text:p>
      <text:p text:style-name="P13">{</text:p>
      <text:p text:style-name="P13"><text:s text:c="4"/>int i;</text:p>
      <text:p text:style-name="P13"><text:s text:c="4"/>char *str = (char *)malloc(sizeof(char) * 100);</text:p>
      <text:p text:style-name="P13"><text:s text:c="4"/>long long times;</text:p>
      <text:p text:style-name="P13"><text:s text:c="4"/>while (!allClients || Clients != NULL)</text:p>
      <text:p text:style-name="P13"><text:s text:c="4"/>{</text:p>
      <text:p text:style-name="P13"><text:s text:c="4"/><text:span text:style-name="T3"><text:s text:c="4"/>pthread_mutex_lock(&amp;BarberMutex);</text:span></text:p>
      <text:p text:style-name="P13"><text:span text:style-name="T3"><text:s text:c="4"/></text:span><text:s text:c="4"/>//While instead of if</text:p>
      <text:p text:style-name="P13"><text:s text:c="8"/>//Because the variable like to change by itself every now and then</text:p>
      <text:p text:style-name="P13"><text:s text:c="4"/><text:span text:style-name="T3"><text:s text:c="4"/>while (Clients == NULL)</text:span></text:p>
      <text:p text:style-name="P11"><text:s text:c="8"/>{</text:p>
      <text:p text:style-name="P11"><text:s text:c="12"/>//wątek fryzjera</text:p>
      <text:p text:style-name="P11"><text:s text:c="12"/>pthread_cond_wait(&amp;BarberCond, &amp;BarberMutex);</text:p>
      <text:p text:style-name="P11"><text:s text:c="8"/>}</text:p>
      <text:p text:style-name="P13"><text:span text:style-name="T3"><text:s text:c="4"/></text:span><text:s text:c="4"/>//We're removing the client from queue</text:p>
      <text:p text:style-name="P13"><text:s text:c="8"/>//And keeping him in a room with the barber</text:p>
      <text:p text:style-name="P13"><text:s text:c="8"/>QueueElem *currentClient = removeClient(Clients);</text:p>
      <text:p text:style-name="P13"><text:s text:c="8"/>times = 900000 + (rand() % (maxShearTime - 900000 + 1));</text:p>
      <text:p text:style-name="P13"><text:s text:c="8"/>usleep(times);</text:p>
      <text:p text:style-name="P13"><text:s text:c="8"/>//Client's hair has been cut - we can let him go</text:p>
      <text:p text:style-name="P13"><text:s text:c="8"/>free(currentClient);</text:p>
      <text:p text:style-name="P13"><text:s text:c="8"/>currentClientID = -1;</text:p>
      <text:p text:style-name="P13"><text:s text:c="8"/>// sprintf(str, "\nclient run %lld queue insert ", Clients-&gt;id);</text:p>
      <text:p text:style-name="P13"><text:soft-page-break/><text:s text:c="8"/>// write(1, str, strlen(str));</text:p>
      <text:p text:style-name="P13"><text:s text:c="4"/><text:span text:style-name="T3"><text:s text:c="4"/>pthread_mutex_unlock(&amp;BarberMutex);</text:span></text:p>
      <text:p text:style-name="P13"><text:span text:style-name="T3"><text:s text:c="4"/></text:span>}</text:p>
      <text:p text:style-name="P13"><text:s text:c="4"/>free(str);</text:p>
      <text:p text:style-name="P13"><text:s text:c="4"/>pthread_exit(NULL);</text:p>
      <text:p text:style-name="P13">}</text:p>
      <text:p text:style-name="P13"/>
      <text:p text:style-name="P13">//funckja klienta, obudzenie barbera (oczekiwanie na swoją kolej),</text:p>
      <text:p text:style-name="P13">void *clientFunc(void *arg)</text:p>
      <text:p text:style-name="P13">{</text:p>
      <text:p text:style-name="P13"><text:s text:c="4"/><text:span text:style-name="T3">pthread_mutex_lock(&amp;ClientMutex);</text:span></text:p>
      <text:p text:style-name="P13"><text:span text:style-name="T3"><text:s text:c="4"/></text:span>QueueElem *curr = (QueueElem *)arg;</text:p>
      <text:p text:style-name="P13"/>
      <text:p text:style-name="P13"><text:s text:c="4"/>char *str = (char *)malloc(sizeof(char) * 100);</text:p>
      <text:p text:style-name="P13"/>
      <text:p text:style-name="P13"><text:s text:c="4"/>CLIENTCOUNT++;</text:p>
      <text:p text:style-name="P13"><text:s text:c="4"/>sprintf(str, "\nRes:%d WRoom: %d/%d [in: %d]", RESIGNEDCOUNT, CLIENTCOUNT, clientQueue, currentClientID);</text:p>
      <text:p text:style-name="P13"><text:s text:c="4"/>write(1, str, strlen(str));</text:p>
      <text:p text:style-name="P13"><text:s text:c="4"/>if (isDebug == 1)</text:p>
      <text:p text:style-name="P13"><text:s text:c="4"/>{</text:p>
      <text:p text:style-name="P13"><text:s text:c="8"/>printDebug();</text:p>
      <text:p text:style-name="P13"><text:s text:c="4"/>}</text:p>
      <text:p text:style-name="P13"><text:s text:c="4"/>//wątek fryzjera</text:p>
      <text:p text:style-name="P13"><text:s text:c="4"/><text:span text:style-name="T3">pthread_cond_signal(&amp;BarberCond);</text:span></text:p>
      <text:p text:style-name="P11"/>
      <text:p text:style-name="P13"><text:s text:c="4"/><text:span text:style-name="T3">pthread_mutex_unlock(&amp;ClientMutex);</text:span></text:p>
      <text:p text:style-name="P13"><text:span text:style-name="T3"><text:s text:c="4"/></text:span>free(str);</text:p>
      <text:p text:style-name="P13"><text:s text:c="4"/>pthread_exit(NULL);</text:p>
      <text:p text:style-name="P13">}</text:p>
      <text:p text:style-name="P13"/>
      <text:p text:style-name="P13">//dodanie klienta lub jego rezygnacja</text:p>
      <text:p text:style-name="P13">void addClient(int id)</text:p>
      <text:p text:style-name="P13">{</text:p>
      <text:p text:style-name="P13"><text:s text:c="4"/><text:span text:style-name="T3">pthread_mutex_lock(&amp;QueueMutex);</text:span></text:p>
      <text:p text:style-name="P13"><text:soft-page-break/><text:span text:style-name="T3"><text:s text:c="4"/></text:span>char *str = (char *)malloc(sizeof(char) * 100);</text:p>
      <text:p text:style-name="P13"><text:s text:c="4"/>QueueElem *newClient = (QueueElem *)malloc(sizeof(QueueElem));</text:p>
      <text:p text:style-name="P13"><text:s text:c="4"/>newClient-&gt;id = id;</text:p>
      <text:p text:style-name="P13"><text:s text:c="4"/>newClient-&gt;next = NULL;</text:p>
      <text:p text:style-name="P13"/>
      <text:p text:style-name="P13"><text:s text:c="4"/>if (CLIENTCOUNT &gt;= 10)</text:p>
      <text:p text:style-name="P13"><text:s text:c="4"/>{</text:p>
      <text:p text:style-name="P13"><text:s text:c="8"/>if (Resigned == NULL)</text:p>
      <text:p text:style-name="P13"><text:s text:c="12"/>Resigned = newClient;</text:p>
      <text:p text:style-name="P13"><text:s text:c="8"/>else</text:p>
      <text:p text:style-name="P13"><text:s text:c="8"/>{</text:p>
      <text:p text:style-name="P13"><text:s text:c="12"/>ResignedTop-&gt;next = newClient;</text:p>
      <text:p text:style-name="P13"><text:s text:c="8"/>}</text:p>
      <text:p text:style-name="P13"><text:s text:c="8"/>ResignedTop = newClient;</text:p>
      <text:p text:style-name="P13"><text:s text:c="8"/>RESIGNEDCOUNT++;</text:p>
      <text:p text:style-name="P13"><text:s text:c="8"/>sprintf(str, "\nRes:%d WRoom: %d/%d [in: %d]", RESIGNEDCOUNT, CLIENTCOUNT, clientQueue, currentClientID);</text:p>
      <text:p text:style-name="P13"><text:s text:c="8"/>write(1, str, strlen(str));</text:p>
      <text:p text:style-name="P13"><text:s text:c="8"/>if (isDebug == 1)</text:p>
      <text:p text:style-name="P13"><text:s text:c="8"/>{</text:p>
      <text:p text:style-name="P13"><text:s text:c="12"/>printDebug();</text:p>
      <text:p text:style-name="P13"><text:s text:c="8"/>}</text:p>
      <text:p text:style-name="P13"><text:s text:c="4"/><text:span text:style-name="T3"><text:s text:c="4"/>pthread_mutex_unlock(&amp;QueueMutex);</text:span></text:p>
      <text:p text:style-name="P13"><text:span text:style-name="T3"><text:s text:c="4"/></text:span>}</text:p>
      <text:p text:style-name="P13"><text:s text:c="4"/>else</text:p>
      <text:p text:style-name="P13"><text:s text:c="4"/>{</text:p>
      <text:p text:style-name="P13"><text:s text:c="8"/>write(1, str, strlen(str));</text:p>
      <text:p text:style-name="P13"><text:s text:c="8"/>if (ClientsTop == NULL)</text:p>
      <text:p text:style-name="P13"><text:s text:c="8"/>{</text:p>
      <text:p text:style-name="P13"><text:s text:c="12"/>Clients = newClient;</text:p>
      <text:p text:style-name="P13"><text:s text:c="8"/>}</text:p>
      <text:p text:style-name="P13"><text:s text:c="8"/>else</text:p>
      <text:p text:style-name="P13"><text:s text:c="8"/>{</text:p>
      <text:p text:style-name="P13"><text:s text:c="12"/>ClientsTop-&gt;next = newClient;</text:p>
      <text:p text:style-name="P13"><text:s text:c="8"/>}</text:p>
      <text:p text:style-name="P13"><text:soft-page-break/><text:s text:c="8"/>ClientsTop = newClient;</text:p>
      <text:p text:style-name="P13"><text:s text:c="4"/><text:span text:style-name="T3"><text:s text:c="4"/>pthread_mutex_unlock(&amp;QueueMutex);</text:span></text:p>
      <text:p text:style-name="P13"><text:span text:style-name="T3"><text:s text:c="4"/></text:span><text:s text:c="4"/>if (pthread_create(&amp;(newClient-&gt;thread), NULL, &amp;clientFunc, (void *)newClient) != 0)</text:p>
      <text:p text:style-name="P13"><text:s text:c="8"/>{</text:p>
      <text:p text:style-name="P13"><text:s text:c="12"/>write(1, "create Thread client error\n", 31);</text:p>
      <text:p text:style-name="P13"><text:s text:c="8"/>}</text:p>
      <text:p text:style-name="P13"><text:s text:c="4"/>}</text:p>
      <text:p text:style-name="P13"><text:s text:c="4"/>free(str);</text:p>
      <text:p text:style-name="P13">}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2:12:54.679528407</meta:creation-date>
    <dc:date>2021-06-10T21:38:24.347551475</dc:date>
    <meta:editing-duration>PT13M1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9" meta:paragraph-count="293" meta:word-count="967" meta:character-count="8953" meta:non-whitespace-character-count="6818"/>
  </office:meta>
</office:document-meta>
</file>